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3" style:family="table">
      <style:table-properties style:width="16.207cm" fo:margin-left="-0.148cm" table:align="left" style:writing-mode="lr-tb"/>
    </style:style>
    <style:style style:name="Tableau3.A" style:family="table-column">
      <style:table-column-properties style:column-width="16.207cm"/>
    </style:style>
    <style:style style:name="Tableau3.1" style:family="table-row">
      <style:table-row-properties style:min-row-height="0.706cm" fo:keep-together="auto"/>
    </style:style>
    <style:style style:name="Tableau3.A1" style:family="table-cell">
      <style:table-cell-properties fo:background-color="#7f7f7f" fo:padding="0.191cm" fo:border="0.05pt solid #666666">
        <style:background-image/>
      </style:table-cell-properties>
    </style:style>
    <style:style style:name="Tableau3.2" style:family="table-row">
      <style:table-row-properties style:min-row-height="1.57cm" fo:keep-together="always"/>
    </style:style>
    <style:style style:name="Tableau3.A2" style:family="table-cell">
      <style:table-cell-properties fo:padding="0.191cm" fo:border-left="0.05pt solid #666666" fo:border-right="0.05pt solid #666666" fo:border-top="none" fo:border-bottom="0.05pt solid #666666"/>
    </style:style>
    <style:style style:name="Tableau4" style:family="table">
      <style:table-properties style:width="16.249cm" fo:margin-left="-0.191cm" table:align="left" style:writing-mode="lr-tb"/>
    </style:style>
    <style:style style:name="Tableau4.A" style:family="table-column">
      <style:table-column-properties style:column-width="8.996cm"/>
    </style:style>
    <style:style style:name="Tableau4.B" style:family="table-column">
      <style:table-column-properties style:column-width="3.395cm"/>
    </style:style>
    <style:style style:name="Tableau4.C" style:family="table-column">
      <style:table-column-properties style:column-width="3.858cm"/>
    </style:style>
    <style:style style:name="Tableau4.1" style:family="table-row">
      <style:table-row-properties style:min-row-height="0.508cm" fo:keep-together="auto"/>
    </style:style>
    <style:style style:name="Tableau4.A1" style:family="table-cell">
      <style:table-cell-properties fo:background-color="#7f7f7f" fo:padding="0.191cm" fo:border-left="0.05pt solid #666666" fo:border-right="none" fo:border-top="0.05pt solid #666666" fo:border-bottom="0.05pt solid #666666">
        <style:background-image/>
      </style:table-cell-properties>
    </style:style>
    <style:style style:name="Tableau4.C1" style:family="table-cell">
      <style:table-cell-properties fo:background-color="#7f7f7f" fo:padding="0.191cm" fo:border="0.05pt solid #666666">
        <style:background-image/>
      </style:table-cell-properties>
    </style:style>
    <style:style style:name="Tableau4.2" style:family="table-row">
      <style:table-row-properties fo:keep-together="auto"/>
    </style:style>
    <style:style style:name="Tableau4.A2" style:family="table-cell">
      <style:table-cell-properties fo:padding="0.191cm" fo:border-left="0.05pt solid #666666" fo:border-right="none" fo:border-top="none" fo:border-bottom="0.05pt solid #666666"/>
    </style:style>
    <style:style style:name="Tableau4.B2" style:family="table-cell">
      <style:table-cell-properties fo:padding="0.191cm" fo:border-left="0.05pt solid #666666" fo:border-right="none" fo:border-top="none" fo:border-bottom="0.05pt solid #666666"/>
    </style:style>
    <style:style style:name="Tableau4.C2" style:family="table-cell">
      <style:table-cell-properties fo:padding="0.191cm" fo:border-left="0.05pt solid #666666" fo:border-right="0.05pt solid #666666" fo:border-top="none" fo:border-bottom="0.05pt solid #666666"/>
    </style:style>
    <style:style style:name="Tableau5" style:family="table">
      <style:table-properties style:width="16.249cm" fo:margin-left="-0.191cm" table:align="left" style:writing-mode="lr-tb"/>
    </style:style>
    <style:style style:name="Tableau5.A" style:family="table-column">
      <style:table-column-properties style:column-width="10.694cm"/>
    </style:style>
    <style:style style:name="Tableau5.B" style:family="table-column">
      <style:table-column-properties style:column-width="5.554cm"/>
    </style:style>
    <style:style style:name="Tableau5.1" style:family="table-row">
      <style:table-row-properties fo:keep-together="auto"/>
    </style:style>
    <style:style style:name="Tableau5.A1" style:family="table-cell">
      <style:table-cell-properties fo:background-color="#7f7f7f" fo:padding="0.191cm" fo:border-left="0.05pt solid #b2b2b2" fo:border-right="none" fo:border-top="0.05pt solid #b2b2b2" fo:border-bottom="0.05pt solid #b2b2b2">
        <style:background-image/>
      </style:table-cell-properties>
    </style:style>
    <style:style style:name="Tableau5.B1" style:family="table-cell">
      <style:table-cell-properties fo:background-color="#7f7f7f" fo:padding="0.191cm" fo:border="0.05pt solid #b2b2b2">
        <style:background-image/>
      </style:table-cell-properties>
    </style:style>
    <style:style style:name="Tableau5.A2" style:family="table-cell">
      <style:table-cell-properties fo:padding="0.191cm" fo:border-left="0.05pt solid #b2b2b2" fo:border-right="none" fo:border-top="none" fo:border-bottom="0.05pt solid #b2b2b2"/>
    </style:style>
    <style:style style:name="Tableau5.B2" style:family="table-cell">
      <style:table-cell-properties fo:padding="0.191cm" fo:border-left="0.05pt solid #b2b2b2" fo:border-right="0.05pt solid #b2b2b2" fo:border-top="none" fo:border-bottom="0.05pt solid #b2b2b2"/>
    </style:style>
    <style:style style:name="P1" style:family="paragraph" style:parent-style-name="Standard">
      <style:text-properties officeooo:rsid="003c3db9" officeooo:paragraph-rsid="00be45be"/>
    </style:style>
    <style:style style:name="P2" style:family="paragraph" style:parent-style-name="Standard">
      <style:text-properties officeooo:rsid="003ddd82" officeooo:paragraph-rsid="00be45be"/>
    </style:style>
    <style:style style:name="P3" style:family="paragraph" style:parent-style-name="Standard">
      <style:paragraph-properties fo:text-align="center" style:justify-single-word="false"/>
      <style:text-properties fo:color="#ffffff" officeooo:rsid="0036f3bd" officeooo:paragraph-rsid="00cda487"/>
    </style:style>
    <style:style style:name="P4" style:family="paragraph" style:parent-style-name="Standard">
      <style:text-properties fo:color="#ffffff" officeooo:paragraph-rsid="00c888c8"/>
    </style:style>
    <style:style style:name="P5" style:family="paragraph" style:parent-style-name="Standard">
      <style:paragraph-properties fo:text-align="center" style:justify-single-word="false"/>
      <style:text-properties fo:color="#ffffff" officeooo:rsid="00c9029c" officeooo:paragraph-rsid="00c9029c"/>
    </style:style>
    <style:style style:name="P6" style:family="paragraph" style:parent-style-name="Standard">
      <style:paragraph-properties fo:text-align="center" style:justify-single-word="false"/>
      <style:text-properties fo:color="#ffffff" officeooo:rsid="00c9029c" officeooo:paragraph-rsid="00c99bba"/>
    </style:style>
    <style:style style:name="P7" style:family="paragraph" style:parent-style-name="Standard">
      <style:text-properties fo:color="#ffffff" officeooo:rsid="00c9029c" officeooo:paragraph-rsid="00c9029c"/>
    </style:style>
    <style:style style:name="P8" style:family="paragraph" style:parent-style-name="Standard">
      <style:text-properties fo:color="#ffffff" officeooo:rsid="00c9029c" officeooo:paragraph-rsid="00c99bba"/>
    </style:style>
    <style:style style:name="P9" style:family="paragraph" style:parent-style-name="Standard">
      <style:paragraph-properties fo:text-align="center" style:justify-single-word="false"/>
      <style:text-properties fo:color="#ffffff" officeooo:rsid="00cda487" officeooo:paragraph-rsid="00cda487"/>
    </style:style>
    <style:style style:name="P10" style:family="paragraph" style:parent-style-name="Standard">
      <style:text-properties fo:color="#ffffff" officeooo:rsid="00cda487" officeooo:paragraph-rsid="00cda487"/>
    </style:style>
    <style:style style:name="P11" style:family="paragraph" style:parent-style-name="Standard">
      <style:text-properties officeooo:paragraph-rsid="00be45be"/>
    </style:style>
    <style:style style:name="P12" style:family="paragraph" style:parent-style-name="Standard">
      <style:text-properties officeooo:paragraph-rsid="00c888c8"/>
    </style:style>
    <style:style style:name="P13" style:family="paragraph" style:parent-style-name="Standard">
      <style:text-properties officeooo:rsid="00c9029c" officeooo:paragraph-rsid="00c9029c"/>
    </style:style>
    <style:style style:name="P14" style:family="paragraph" style:parent-style-name="Standard">
      <style:text-properties officeooo:rsid="00c9029c" officeooo:paragraph-rsid="00c99bba"/>
    </style:style>
    <style:style style:name="P15" style:family="paragraph" style:parent-style-name="Standard">
      <style:text-properties officeooo:paragraph-rsid="00c99bba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paragraph-rsid="00be45be" style:font-size-asian="1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ff3300" style:font-name="Monospace" fo:font-size="13pt" fo:text-shadow="1pt 1pt" fo:font-weight="bold" officeooo:paragraph-rsid="00be45be" fo:background-color="#ffff00" style:font-size-asian="13pt" style:font-weight-asian="bold" style:font-size-complex="13pt" style:font-weight-complex="bold"/>
    </style:style>
    <style:style style:name="P18" style:family="paragraph" style:parent-style-name="Standard" style:master-page-name="Standard">
      <style:paragraph-properties style:page-number="auto"/>
      <style:text-properties officeooo:rsid="00c7f39e" officeooo:paragraph-rsid="00c888c8"/>
    </style:style>
    <style:style style:name="P19" style:family="paragraph" style:parent-style-name="Text_20_body">
      <style:text-properties officeooo:rsid="007c7aa4" officeooo:paragraph-rsid="00be45be"/>
    </style:style>
    <style:style style:name="P20" style:family="paragraph" style:parent-style-name="Text_20_body">
      <style:text-properties fo:color="#ffffff" officeooo:paragraph-rsid="00b961a7"/>
    </style:style>
    <style:style style:name="P21" style:family="paragraph" style:parent-style-name="Text_20_body">
      <style:text-properties officeooo:paragraph-rsid="00b961a7"/>
    </style:style>
    <style:style style:name="P22" style:family="paragraph" style:parent-style-name="Text_20_body">
      <style:text-properties officeooo:paragraph-rsid="00be45be"/>
    </style:style>
    <style:style style:name="P23" style:family="paragraph" style:parent-style-name="Text_20_body">
      <style:text-properties officeooo:paragraph-rsid="00bf99bd"/>
    </style:style>
    <style:style style:name="P24" style:family="paragraph" style:parent-style-name="Text_20_body">
      <style:text-properties officeooo:paragraph-rsid="00c21cdf"/>
    </style:style>
    <style:style style:name="P25" style:family="paragraph" style:parent-style-name="Text_20_body">
      <style:text-properties officeooo:rsid="00c6c815" officeooo:paragraph-rsid="00c6c815"/>
    </style:style>
    <style:style style:name="P26" style:family="paragraph" style:parent-style-name="Heading_20_2">
      <style:text-properties fo:color="#000000" style:font-name="Monospace" fo:font-size="10pt" officeooo:rsid="00107046" officeooo:paragraph-rsid="00be45be" style:font-size-asian="10pt"/>
    </style:style>
    <style:style style:name="P27" style:family="paragraph" style:parent-style-name="Heading_20_2">
      <style:text-properties fo:color="#000000" style:font-name="Monospace" fo:font-size="10pt" officeooo:paragraph-rsid="00be45be" style:font-size-asian="10pt"/>
    </style:style>
    <style:style style:name="P28" style:family="paragraph" style:parent-style-name="Heading_20_2">
      <style:text-properties officeooo:paragraph-rsid="00be45be"/>
    </style:style>
    <style:style style:name="P29" style:family="paragraph" style:parent-style-name="Heading_20_3">
      <style:text-properties officeooo:paragraph-rsid="00b961a7"/>
    </style:style>
    <style:style style:name="P30" style:family="paragraph" style:parent-style-name="Heading_20_3">
      <style:text-properties officeooo:paragraph-rsid="00be45be"/>
    </style:style>
    <style:style style:name="P31" style:family="paragraph" style:parent-style-name="Heading_20_3">
      <style:text-properties officeooo:paragraph-rsid="00c21cdf"/>
    </style:style>
    <style:style style:name="P32" style:family="paragraph" style:parent-style-name="Table_20_Heading">
      <style:text-properties officeooo:rsid="00c7f39e" officeooo:paragraph-rsid="00c7f39e"/>
    </style:style>
    <style:style style:name="T1" style:family="text">
      <style:text-properties fo:color="#000000" style:font-name="Monospace" fo:font-size="10pt" style:font-size-asian="10pt"/>
    </style:style>
    <style:style style:name="T2" style:family="text">
      <style:text-properties fo:color="#000000" style:font-name="Monospace" fo:font-size="10pt" officeooo:rsid="00107046" style:font-size-asian="10pt"/>
    </style:style>
    <style:style style:name="T3" style:family="text">
      <style:text-properties fo:color="#000000" style:font-name="Monospace" fo:font-size="10pt" officeooo:rsid="00a69616" style:font-size-asian="10pt"/>
    </style:style>
    <style:style style:name="T4" style:family="text">
      <style:text-properties fo:font-variant="normal" fo:text-transform="none" fo:color="#000000" style:font-name="Monospace" fo:font-size="10pt" fo:letter-spacing="normal" fo:font-style="normal" fo:font-weight="normal" officeooo:rsid="00151252" fo:background-color="transparent" loext:char-shading-value="0" style:font-size-asian="10pt" fo:padding="0cm" fo:border="none"/>
    </style:style>
    <style:style style:name="T5" style:family="text">
      <style:text-properties fo:font-variant="normal" fo:text-transform="none" fo:color="#000000" style:font-name="Monospace" fo:font-size="10pt" fo:letter-spacing="normal" fo:font-style="normal" fo:font-weight="normal" officeooo:rsid="003c3db9" fo:background-color="transparent" loext:char-shading-value="0" style:font-size-asian="10pt" fo:padding="0cm" fo:border="none"/>
    </style:style>
    <style:style style:name="T6" style:family="text">
      <style:text-properties officeooo:rsid="00362da5"/>
    </style:style>
    <style:style style:name="T7" style:family="text">
      <style:text-properties officeooo:rsid="003ddd82"/>
    </style:style>
    <style:style style:name="T8" style:family="text">
      <style:text-properties officeooo:rsid="00b961a7"/>
    </style:style>
    <style:style style:name="T9" style:family="text">
      <style:text-properties officeooo:rsid="00c888c8"/>
    </style:style>
    <style:style style:name="T10" style:family="text"/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bidon01"/>
        <text:user-field-decl office:value-type="string" office:string-value="n&#10;" text:name="john"/>
      </text:user-field-decls>
      <text:h text:style-name="P26" text:outline-level="2">MODIFICATION 22</text:h>
      <text:h text:style-name="P28" text:outline-level="2"><text:span text:style-name="T2">D</text:span><text:span text:style-name="T1">ate</text:span></text:h>
      <text:p text:style-name="P16">${enCours}</text:p>
      <text:h text:style-name="P27" text:outline-level="2">Attribut evolutionDepuisDernierEntretien</text:h>
      <text:p text:style-name="P16">${evolutionDepuisDernierEntretien}</text:p>
      <text:h text:style-name="P27" text:outline-level="2">Attribut commentaireBilanFormation</text:h>
      <text:p text:style-name="P16">${commentaireBilanFormation}</text:p>
      <text:h text:style-name="P27" text:outline-level="2">Attribut evolutionSouhaiteeDansEmploiActuel</text:h>
      <text:p text:style-name="P16">${evolutionSouhaiteeDansEmploiActuel}</text:p>
      <text:h text:style-name="P27" text:outline-level="2">Attribut evolutionSouhaiteeDansNouvelEmploi</text:h>
      <text:p text:style-name="P16">${evolutionSouhaiteeDansNouvelEmploi}</text:p>
      <text:h text:style-name="P27" text:outline-level="2">Attribut echeance</text:h>
      <text:p text:style-name="P16">${echeance}</text:p>
      <text:h text:style-name="P27" text:outline-level="2">Attribut evolutionSouhaiteeCompetencesAcquises</text:h>
      <text:p text:style-name="P16">${evolutionSouhaiteeCompetencesAcquises}</text:p>
      <text:h text:style-name="P27" text:outline-level="2">Attribut evolutionSouhaiteeCompetencesRequises</text:h>
      <text:p text:style-name="P16">${evolutionSouhaiteeCompetencesRequises}</text:p>
      <text:h text:style-name="P27" text:outline-level="2">Attribut evolutionSouhaiteeMoyensRealisation</text:h>
      <text:p text:style-name="P16">${evolutionSouhaiteeMoyensRealisation}</text:p>
      <text:h text:style-name="P27" text:outline-level="2">Attribut autresActionsDeveloppementCompetences</text:h>
      <text:p text:style-name="P16">${autresActionsDeveloppementCompetences}</text:p>
      <text:h text:style-name="P27" text:outline-level="2">Attribut perspectivesEvolutionProfessionnelle</text:h>
      <text:p text:style-name="P16">${perspectivesEvolutionProfessionnelle}</text:p>
      <text:h text:style-name="P27" text:outline-level="2">Attribut perspectivesEvolutionProfessionnelleCompetencesAssociees</text:h>
      <text:p text:style-name="P16">${perspectivesEvolutionProfessionnelleCompetencesAssociees}</text:p>
      <text:h text:style-name="P27" text:outline-level="2">Attribut adequationProjetProBesoinsEntreprise</text:h>
      <text:p text:style-name="P16">${adequationProjetProBesoinsEntreprise}</text:p>
      <text:h text:style-name="P27" text:outline-level="2">Attribut adequationProjetProBesoinsEntrepriseCommentaire</text:h>
      <text:p text:style-name="P16">${adequationProjetProBesoinsEntrepriseCommentaire}</text:p>
      <text:h text:style-name="P27" text:outline-level="2">Attribut rencontreRh</text:h>
      <text:p text:style-name="P16">${rencontreRh}</text:p>
      <text:h text:style-name="P27" text:outline-level="2">Attribut rencontreRhCommentaire</text:h>
      <text:p text:style-name="P16">${rencontreRhCommentaire}</text:p>
      <text:h text:style-name="P27" text:outline-level="2">Attribut synthese</text:h>
      <text:p text:style-name="P17">${synthese}</text:p>
      <text:h text:style-name="P27" text:outline-level="2"><text:soft-page-break/>Reference 1 meneur</text:h>
      <text:p text:style-name="P19"><text:span text:style-name="T1">[#if meneur??]</text:span></text:p>
      <text:p text:style-name="P19"><text:span text:style-name="T3">Entretien mené par </text:span><text:span text:style-name="T1">${meneur.prenom} ${meneur.nom} <text:s/></text:span></text:p>
      <text:p text:style-name="P19"><text:span text:style-name="T1">[#else]</text:span></text:p>
      <text:p text:style-name="P19"><text:span text:style-name="T1">Le nom de l'évaluateur n'a pas été renseigné !</text:span></text:p>
      <text:p text:style-name="P19"><text:span text:style-name="T1">[/#if]</text:span></text:p>
      <text:p text:style-name="P1"/>
      <text:h text:style-name="P28" text:outline-level="2"><text:expression text:formula="ooow:[#if 1 gt 0]YO[/#if]" office:value-type="float" office:value="0" style:data-style-name="N0"/>Formation</text:h>
      <text:h text:style-name="P30" text:outline-level="3">Evaluations des formations reçues</text:h>
      <text:p text:style-name="P22">[#if appreciationsSessionFormation?size != 0]<text:text-input text:description=""/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p text:style-name="P3">Formation</text:p>
          </table:table-cell>
          <table:table-cell table:style-name="Tableau4.A1" office:value-type="string">
            <text:p text:style-name="P9">Date</text:p>
          </table:table-cell>
          <table:table-cell table:style-name="Tableau4.C1" office:value-type="string">
            <text:p text:style-name="P10">Evaluation</text:p>
          </table:table-cell>
        </table:table-row>
        <table:table-row table:style-name="Tableau4.2">
          <table:table-cell table:style-name="Tableau4.A2" office:value-type="string">
            <text:p text:style-name="P11"><text:span text:style-name="Source_20_Text"><text:span text:style-name="T4"><text:text-input text:description="lkjnb">@before-row[#list appreciationsSessionFormation as d]</text:text-input></text:span></text:span><text:span text:style-name="Source_20_Text"><text:span text:style-name="T5"><text:text-input text:description="">${d.libelleFormation}</text:text-input></text:span></text:span><text:text-input text:description="">@after-row[/#list]</text:text-input></text:p>
          </table:table-cell>
          <table:table-cell table:style-name="Tableau4.B2" office:value-type="string">
            <text:p text:style-name="P1"><text:span text:style-name="T7"><text:text-input text:description="">${d.dateFormation}</text:text-input></text:span></text:p>
          </table:table-cell>
          <table:table-cell table:style-name="Tableau4.C2" office:value-type="string">
            <text:p text:style-name="P2"><text:span text:style-name="T6"><text:text-input text:description="">${d.valeur}</text:text-input></text:span></text:p>
          </table:table-cell>
        </table:table-row>
      </table:table>
      <text:p text:style-name="P22">[#else]Aucune formation à évaluer sur la période.[/#if]</text:p>
      <text:h text:style-name="P30" text:outline-level="3">Formations souhaitées par le salarié</text:h>
      <text:p text:style-name="Text_20_body">[#if souhaitsFormationSalarie?size != 0]</text:p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8">Souhait du salarié</text:p>
          </table:table-cell>
          <table:table-cell table:style-name="Tableau5.B1" office:value-type="string">
            <text:p text:style-name="P6">Avis de l'évaluateur</text:p>
          </table:table-cell>
        </table:table-row>
        <table:table-row table:style-name="Tableau5.1">
          <table:table-cell table:style-name="Tableau5.A2" office:value-type="string">
            <text:p text:style-name="P15"><text:span text:style-name="T9"><text:text-input text:description="">@before-row[#list souhaitsFormationSalarie as d]</text:text-input></text:span><text:span text:style-name="T9"><text:text-input text:description="">${d.texte}</text:text-input></text:span><text:text-input text:description="">@after-row[/#list]</text:text-input></text:p>
          </table:table-cell>
          <table:table-cell table:style-name="Tableau5.B2" office:value-type="string">
            <text:p text:style-name="P14">${d.avisEvaluateur}</text:p>
          </table:table-cell>
        </table:table-row>
      </table:table>
      <text:p text:style-name="Text_20_body">[#else]Aucun souhait n'a été émis par le salarié.[/#if]</text:p>
      <text:h text:style-name="P29" text:outline-level="3">Formations souhaitées pour le salarié par l'évaluateur</text:h>
      <text:p text:style-name="P21">[#if souhaitsFormationEvaluateur?size != 0]</text:p>
      <table:table table:name="Tableau3" table:style-name="Tableau3">
        <table:table-column table:style-name="Tableau3.A"/>
        <table:table-header-rows>
          <table:table-row table:style-name="Tableau3.1">
            <table:table-cell table:style-name="Tableau3.A1" office:value-type="string">
              <text:p text:style-name="P20">Souhait du salarié</text:p>
            </table:table-cell>
          </table:table-row>
        </table:table-header-rows>
        <table:table-row table:style-name="Tableau3.2">
          <table:table-cell table:style-name="Tableau3.A2" office:value-type="string">
            <text:p text:style-name="P21"><text:span text:style-name="Source_20_Text"><text:text-input text:description="lkjnb">@before-row[#list souhaitsFormationEvaluateur as d]</text:text-input></text:span><text:text-input text:description="">${d.texte}</text:text-input><text:text-input text:description="">@after-row[/#list]</text:text-input></text:p>
          </table:table-cell>
        </table:table-row>
      </table:table>
      <text:p text:style-name="P21">[#else]Aucun souhait de l'évaluateur.[/#if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6T23:24:11.999765081</meta:creation-date>
    <dc:date>2016-05-30T01:32:16.616015923</dc:date>
    <meta:editing-duration>PT5H1M31S</meta:editing-duration>
    <meta:editing-cycles>204</meta:editing-cycles>
    <meta:generator>LibreOffice/4.4.6.3$Linux_x86 LibreOffice_project/40m0$Build-3</meta:generator>
    <meta:document-statistic meta:table-count="3" meta:image-count="0" meta:object-count="0" meta:page-count="2" meta:paragraph-count="63" meta:word-count="178" meta:character-count="2162" meta:non-whitespace-character-count="2075"/>
  </office:meta>
</office:document-meta>
</file>